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4-10">
            <text:p>10/04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60">
            <text:p>6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680">
            <text:p>1,680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97">
            <text:p>0.97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679.03">
            <text:p>1,679.03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4-05">
            <text:p>05/04/2023</text:p>
          </table:table-cell>
          <table:table-cell table:style-name="ce20" office:value-type="date" office:date-value="2023-04-10">
            <text:p>10/04/2023</text:p>
          </table:table-cell>
          <table:table-cell table:style-name="ce28"/>
          <table:table-cell table:style-name="ce34"/>
          <table:table-cell table:style-name="ce39" office:value-type="float" office:value="633.84">
            <text:p>633.84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4-05">
            <text:p>05/04/2023</text:p>
          </table:table-cell>
          <table:table-cell table:style-name="ce20" office:value-type="date" office:date-value="2023-04-11">
            <text:p>11/04/2023</text:p>
          </table:table-cell>
          <table:table-cell table:style-name="ce28"/>
          <table:table-cell table:style-name="ce34"/>
          <table:table-cell table:style-name="ce39" office:value-type="float" office:value="483.51">
            <text:p>483.51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4-05">
            <text:p>05/04/2023</text:p>
          </table:table-cell>
          <table:table-cell table:style-name="ce20" office:value-type="date" office:date-value="2023-04-11">
            <text:p>11/04/2023</text:p>
          </table:table-cell>
          <table:table-cell table:style-name="ce28"/>
          <table:table-cell table:style-name="ce34"/>
          <table:table-cell table:style-name="ce39" office:value-type="float" office:value="561.68">
            <text:p>561.68 </text:p>
          </table:table-cell>
          <table:table-cell table:number-columns-repeated="1018"/>
        </table:table-row>
        <table:table-row table:style-name="ro6">
          <table:table-cell table:style-name="ce11"/>
          <table:table-cell table:number-columns-repeated="2" table:style-name="ce20" office:value-type="string">
            <text:p><text:s/></text:p>
          </table:table-cell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number-columns-repeated="2" table:style-name="ce20" office:value-type="string">
            <text:p><text:s/></text:p>
          </table:table-cell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4-05">
            <text:p>05/04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633.84">
            <text:p>633.84 </text:p>
          </table:table-cell>
          <table:table-cell table:style-name="ce52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4-05">
            <text:p>05/04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483.51">
            <text:p>483.51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4-05">
            <text:p>05/04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561.68">
            <text:p>561.68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string" office:string-value=" ">
            <text:p><text:s/>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string" office:string-value=" ">
            <text:p><text:s/>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5">05/04/2023</text:date>, <text:time>14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5T14:18:59.37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8" meta:object-count="1"/>
  </office:meta>
</office:document-meta>
</file>